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6.65mm" svg:height="89.99mm" svg:x="2.65mm" svg:y="58.11mm">
            <draw:object draw:notify-on-update-of-ranges="Sheet1.A1:Sheet1.A1 Sheet1.A2:Sheet1.A12 Sheet1.E1:Sheet1.E1 Sheet1.E2:Sheet1.E12 Sheet1.A1:Sheet1.A1 Sheet1.A2:Sheet1.A12 Sheet1.G1:Sheet1.G1 Sheet1.G2:Sheet1.G12 Sheet1.A1:Sheet1.A1 Sheet1.A2:Sheet1.A12 Sheet1.H1:Sheet1.H1 Sheet1.H2:Sheet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3.89mm" svg:height="89.99mm" svg:x="5.13mm" svg:y="219.08mm">
            <draw:object draw:notify-on-update-of-ranges="Sheet1.A36:Sheet1.A36 Sheet1.A37:Sheet1.A47 Sheet1.E36:Sheet1.E36 Sheet1.E37:Sheet1.E47 Sheet1.A36:Sheet1.A36 Sheet1.A37:Sheet1.A47 Sheet1.G36:Sheet1.G36 Sheet1.G37:Sheet1.G47 Sheet1.A36:Sheet1.A36 Sheet1.A37:Sheet1.A47 Sheet1.H36:Sheet1.H36 Sheet1.H37:Sheet1.H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% of direct copy</text:p>
          </table:table-cell>
          <table:table-cell office:value-type="string" calcext:value-type="string">
            <text:p>Objective Value 1</text:p>
          </table:table-cell>
          <table:table-cell office:value-type="string" calcext:value-type="string">
            <text:p>Objective Value 2</text:p>
          </table:table-cell>
          <table:table-cell office:value-type="string" calcext:value-type="string">
            <text:p>Objective Value 3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percentage" office:value="0" calcext:value-type="percentage">
            <text:p>0,00 %</text:p>
          </table:table-cell>
          <table:table-cell office:value-type="float" office:value="115141" calcext:value-type="float">
            <text:p>115141</text:p>
          </table:table-cell>
          <table:table-cell office:value-type="float" office:value="116259" calcext:value-type="float">
            <text:p>116259</text:p>
          </table:table-cell>
          <table:table-cell office:value-type="float" office:value="116952" calcext:value-type="float">
            <text:p>116952</text:p>
          </table:table-cell>
          <table:table-cell table:formula="of:=([.D2]+[.B2]+[.C2])/3" office:value-type="float" office:value="116117.333333333" calcext:value-type="float">
            <text:p>116117,333333333</text:p>
          </table:table-cell>
          <table:table-cell table:formula="of:=STDEV([.B2:.D2])" office:value-type="float" office:value="913.773677303813" calcext:value-type="float">
            <text:p>913,773677303813</text:p>
          </table:table-cell>
          <table:table-cell table:formula="of:=MIN([.B2:.D2])" office:value-type="float" office:value="115141" calcext:value-type="float">
            <text:p>115141</text:p>
          </table:table-cell>
          <table:table-cell table:formula="of:=MAX([.B2:.D2])" office:value-type="float" office:value="116952" calcext:value-type="float">
            <text:p>116952</text:p>
          </table:table-cell>
        </table:table-row>
        <table:table-row table:style-name="ro1">
          <table:table-cell table:style-name="ce1" office:value-type="percentage" office:value="0.1" calcext:value-type="percentage">
            <text:p>10,00 %</text:p>
          </table:table-cell>
          <table:table-cell office:value-type="float" office:value="114453" calcext:value-type="float">
            <text:p>114453</text:p>
          </table:table-cell>
          <table:table-cell office:value-type="float" office:value="112783" calcext:value-type="float">
            <text:p>112783</text:p>
          </table:table-cell>
          <table:table-cell office:value-type="float" office:value="115334" calcext:value-type="float">
            <text:p>115334</text:p>
          </table:table-cell>
          <table:table-cell table:formula="of:=([.D3]+[.B3]+[.C3])/3" office:value-type="float" office:value="114190" calcext:value-type="float">
            <text:p>114190</text:p>
          </table:table-cell>
          <table:table-cell table:formula="of:=STDEV([.B3:.D3])" office:value-type="float" office:value="1295.67627129619" calcext:value-type="float">
            <text:p>1295,67627129619</text:p>
          </table:table-cell>
          <table:table-cell table:formula="of:=MIN([.B3:.D3])" office:value-type="float" office:value="112783" calcext:value-type="float">
            <text:p>112783</text:p>
          </table:table-cell>
          <table:table-cell table:formula="of:=MAX([.B3:.D3])" office:value-type="float" office:value="115334" calcext:value-type="float">
            <text:p>115334</text:p>
          </table:table-cell>
        </table:table-row>
        <table:table-row table:style-name="ro1">
          <table:table-cell table:style-name="ce1" office:value-type="percentage" office:value="0.2" calcext:value-type="percentage">
            <text:p>20,00 %</text:p>
          </table:table-cell>
          <table:table-cell office:value-type="float" office:value="113193" calcext:value-type="float">
            <text:p>113193</text:p>
          </table:table-cell>
          <table:table-cell office:value-type="float" office:value="116669" calcext:value-type="float">
            <text:p>116669</text:p>
          </table:table-cell>
          <table:table-cell office:value-type="float" office:value="115630" calcext:value-type="float">
            <text:p>115630</text:p>
          </table:table-cell>
          <table:table-cell table:formula="of:=([.D4]+[.B4]+[.C4])/3" office:value-type="float" office:value="115164" calcext:value-type="float">
            <text:p>115164</text:p>
          </table:table-cell>
          <table:table-cell table:formula="of:=STDEV([.B4:.D4])" office:value-type="float" office:value="1784.23961395324" calcext:value-type="float">
            <text:p>1784,23961395324</text:p>
          </table:table-cell>
          <table:table-cell table:formula="of:=MIN([.B4:.D4])" office:value-type="float" office:value="113193" calcext:value-type="float">
            <text:p>113193</text:p>
          </table:table-cell>
          <table:table-cell table:formula="of:=MAX([.B4:.D4])" office:value-type="float" office:value="116669" calcext:value-type="float">
            <text:p>116669</text:p>
          </table:table-cell>
        </table:table-row>
        <table:table-row table:style-name="ro1">
          <table:table-cell table:style-name="ce1" office:value-type="percentage" office:value="0.3" calcext:value-type="percentage">
            <text:p>30,00 %</text:p>
          </table:table-cell>
          <table:table-cell office:value-type="float" office:value="112453" calcext:value-type="float">
            <text:p>112453</text:p>
          </table:table-cell>
          <table:table-cell office:value-type="float" office:value="118008" calcext:value-type="float">
            <text:p>118008</text:p>
          </table:table-cell>
          <table:table-cell office:value-type="float" office:value="117361" calcext:value-type="float">
            <text:p>117361</text:p>
          </table:table-cell>
          <table:table-cell table:formula="of:=([.D5]+[.B5]+[.C5])/3" office:value-type="float" office:value="115940.666666667" calcext:value-type="float">
            <text:p>115940,666666667</text:p>
          </table:table-cell>
          <table:table-cell table:formula="of:=STDEV([.B5:.D5])" office:value-type="float" office:value="3037.68272427081" calcext:value-type="float">
            <text:p>3037,68272427081</text:p>
          </table:table-cell>
          <table:table-cell table:formula="of:=MIN([.B5:.D5])" office:value-type="float" office:value="112453" calcext:value-type="float">
            <text:p>112453</text:p>
          </table:table-cell>
          <table:table-cell table:formula="of:=MAX([.B5:.D5])" office:value-type="float" office:value="118008" calcext:value-type="float">
            <text:p>118008</text:p>
          </table:table-cell>
        </table:table-row>
        <table:table-row table:style-name="ro1">
          <table:table-cell table:style-name="ce1" office:value-type="percentage" office:value="0.4" calcext:value-type="percentage">
            <text:p>40,00 %</text:p>
          </table:table-cell>
          <table:table-cell office:value-type="float" office:value="115779" calcext:value-type="float">
            <text:p>115779</text:p>
          </table:table-cell>
          <table:table-cell office:value-type="float" office:value="115830" calcext:value-type="float">
            <text:p>115830</text:p>
          </table:table-cell>
          <table:table-cell office:value-type="float" office:value="116100" calcext:value-type="float">
            <text:p>116100</text:p>
          </table:table-cell>
          <table:table-cell table:formula="of:=([.D6]+[.B6]+[.C6])/3" office:value-type="float" office:value="115903" calcext:value-type="float">
            <text:p>115903</text:p>
          </table:table-cell>
          <table:table-cell table:formula="of:=STDEV([.B6:.D6])" office:value-type="float" office:value="172.502173899345" calcext:value-type="float">
            <text:p>172,502173899345</text:p>
          </table:table-cell>
          <table:table-cell table:formula="of:=MIN([.B6:.D6])" office:value-type="float" office:value="115779" calcext:value-type="float">
            <text:p>115779</text:p>
          </table:table-cell>
          <table:table-cell table:formula="of:=MAX([.B6:.D6])" office:value-type="float" office:value="116100" calcext:value-type="float">
            <text:p>116100</text:p>
          </table:table-cell>
        </table:table-row>
        <table:table-row table:style-name="ro1">
          <table:table-cell table:style-name="ce1" office:value-type="percentage" office:value="0.5" calcext:value-type="percentage">
            <text:p>50,00 %</text:p>
          </table:table-cell>
          <table:table-cell office:value-type="float" office:value="113605" calcext:value-type="float">
            <text:p>113605</text:p>
          </table:table-cell>
          <table:table-cell office:value-type="float" office:value="115188" calcext:value-type="float">
            <text:p>115188</text:p>
          </table:table-cell>
          <table:table-cell office:value-type="float" office:value="112588" calcext:value-type="float">
            <text:p>112588</text:p>
          </table:table-cell>
          <table:table-cell table:formula="of:=([.D7]+[.B7]+[.C7])/3" office:value-type="float" office:value="113793.666666667" calcext:value-type="float">
            <text:p>113793,666666667</text:p>
          </table:table-cell>
          <table:table-cell table:formula="of:=STDEV([.B7:.D7])" office:value-type="float" office:value="1310.22758837285" calcext:value-type="float">
            <text:p>1310,22758837285</text:p>
          </table:table-cell>
          <table:table-cell table:formula="of:=MIN([.B7:.D7])" office:value-type="float" office:value="112588" calcext:value-type="float">
            <text:p>112588</text:p>
          </table:table-cell>
          <table:table-cell table:formula="of:=MAX([.B7:.D7])" office:value-type="float" office:value="115188" calcext:value-type="float">
            <text:p>115188</text:p>
          </table:table-cell>
        </table:table-row>
        <table:table-row table:style-name="ro1">
          <table:table-cell table:style-name="ce1" office:value-type="percentage" office:value="0.6" calcext:value-type="percentage">
            <text:p>60,00 %</text:p>
          </table:table-cell>
          <table:table-cell office:value-type="float" office:value="116732" calcext:value-type="float">
            <text:p>116732</text:p>
          </table:table-cell>
          <table:table-cell office:value-type="float" office:value="113090" calcext:value-type="float">
            <text:p>113090</text:p>
          </table:table-cell>
          <table:table-cell office:value-type="float" office:value="111725" calcext:value-type="float">
            <text:p>111725</text:p>
          </table:table-cell>
          <table:table-cell table:formula="of:=([.D8]+[.B8]+[.C8])/3" office:value-type="float" office:value="113849" calcext:value-type="float">
            <text:p>113849</text:p>
          </table:table-cell>
          <table:table-cell table:formula="of:=STDEV([.B8:.D8])" office:value-type="float" office:value="2588.3533375488" calcext:value-type="float">
            <text:p>2588,3533375488</text:p>
          </table:table-cell>
          <table:table-cell table:formula="of:=MIN([.B8:.D8])" office:value-type="float" office:value="111725" calcext:value-type="float">
            <text:p>111725</text:p>
          </table:table-cell>
          <table:table-cell table:formula="of:=MAX([.B8:.D8])" office:value-type="float" office:value="116732" calcext:value-type="float">
            <text:p>116732</text:p>
          </table:table-cell>
        </table:table-row>
        <table:table-row table:style-name="ro1">
          <table:table-cell table:style-name="ce1" office:value-type="percentage" office:value="0.7" calcext:value-type="percentage">
            <text:p>70,00 %</text:p>
          </table:table-cell>
          <table:table-cell office:value-type="float" office:value="113966" calcext:value-type="float">
            <text:p>113966</text:p>
          </table:table-cell>
          <table:table-cell office:value-type="float" office:value="114224" calcext:value-type="float">
            <text:p>114224</text:p>
          </table:table-cell>
          <table:table-cell office:value-type="float" office:value="115204" calcext:value-type="float">
            <text:p>115204</text:p>
          </table:table-cell>
          <table:table-cell table:formula="of:=([.D9]+[.B9]+[.C9])/3" office:value-type="float" office:value="114464.666666667" calcext:value-type="float">
            <text:p>114464,666666667</text:p>
          </table:table-cell>
          <table:table-cell table:formula="of:=STDEV([.B9:.D9])" office:value-type="float" office:value="653.147252411991" calcext:value-type="float">
            <text:p>653,147252411991</text:p>
          </table:table-cell>
          <table:table-cell table:formula="of:=MIN([.B9:.D9])" office:value-type="float" office:value="113966" calcext:value-type="float">
            <text:p>113966</text:p>
          </table:table-cell>
          <table:table-cell table:formula="of:=MAX([.B9:.D9])" office:value-type="float" office:value="115204" calcext:value-type="float">
            <text:p>115204</text:p>
          </table:table-cell>
        </table:table-row>
        <table:table-row table:style-name="ro1">
          <table:table-cell table:style-name="ce1" office:value-type="percentage" office:value="0.8" calcext:value-type="percentage">
            <text:p>80,00 %</text:p>
          </table:table-cell>
          <table:table-cell office:value-type="float" office:value="114478" calcext:value-type="float">
            <text:p>114478</text:p>
          </table:table-cell>
          <table:table-cell office:value-type="float" office:value="115115" calcext:value-type="float">
            <text:p>115115</text:p>
          </table:table-cell>
          <table:table-cell office:value-type="float" office:value="113109" calcext:value-type="float">
            <text:p>113109</text:p>
          </table:table-cell>
          <table:table-cell table:formula="of:=([.D10]+[.B10]+[.C10])/3" office:value-type="float" office:value="114234" calcext:value-type="float">
            <text:p>114234</text:p>
          </table:table-cell>
          <table:table-cell table:formula="of:=STDEV([.B10:.D10])" office:value-type="float" office:value="1025.01756082518" calcext:value-type="float">
            <text:p>1025,01756082518</text:p>
          </table:table-cell>
          <table:table-cell table:formula="of:=MIN([.B10:.D10])" office:value-type="float" office:value="113109" calcext:value-type="float">
            <text:p>113109</text:p>
          </table:table-cell>
          <table:table-cell table:formula="of:=MAX([.B10:.D10])" office:value-type="float" office:value="115115" calcext:value-type="float">
            <text:p>115115</text:p>
          </table:table-cell>
        </table:table-row>
        <table:table-row table:style-name="ro1">
          <table:table-cell table:style-name="ce1" office:value-type="percentage" office:value="0.9" calcext:value-type="percentage">
            <text:p>90,00 %</text:p>
          </table:table-cell>
          <table:table-cell office:value-type="float" office:value="115622" calcext:value-type="float">
            <text:p>115622</text:p>
          </table:table-cell>
          <table:table-cell office:value-type="float" office:value="115457" calcext:value-type="float">
            <text:p>115457</text:p>
          </table:table-cell>
          <table:table-cell office:value-type="float" office:value="112812" calcext:value-type="float">
            <text:p>112812</text:p>
          </table:table-cell>
          <table:table-cell table:formula="of:=([.D11]+[.B11]+[.C11])/3" office:value-type="float" office:value="114630.333333333" calcext:value-type="float">
            <text:p>114630,333333333</text:p>
          </table:table-cell>
          <table:table-cell table:formula="of:=STDEV([.B11:.D11])" office:value-type="float" office:value="1576.88247289813" calcext:value-type="float">
            <text:p>1576,88247289813</text:p>
          </table:table-cell>
          <table:table-cell table:formula="of:=MIN([.B11:.D11])" office:value-type="float" office:value="112812" calcext:value-type="float">
            <text:p>112812</text:p>
          </table:table-cell>
          <table:table-cell table:formula="of:=MAX([.B11:.D11])" office:value-type="float" office:value="115622" calcext:value-type="float">
            <text:p>115622</text:p>
          </table:table-cell>
        </table:table-row>
        <table:table-row table:style-name="ro1">
          <table:table-cell table:style-name="ce1" office:value-type="percentage" office:value="1" calcext:value-type="percentage">
            <text:p>100,00 %</text:p>
          </table:table-cell>
          <table:table-cell office:value-type="float" office:value="112942" calcext:value-type="float">
            <text:p>112942</text:p>
          </table:table-cell>
          <table:table-cell office:value-type="float" office:value="112732" calcext:value-type="float">
            <text:p>112732</text:p>
          </table:table-cell>
          <table:table-cell office:value-type="float" office:value="113807" calcext:value-type="float">
            <text:p>113807</text:p>
          </table:table-cell>
          <table:table-cell table:formula="of:=([.D12]+[.B12]+[.C12])/3" office:value-type="float" office:value="113160.333333333" calcext:value-type="float">
            <text:p>113160,333333333</text:p>
          </table:table-cell>
          <table:table-cell table:formula="of:=STDEV([.B12:.D12])" office:value-type="float" office:value="569.787972261027" calcext:value-type="float">
            <text:p>569,787972261027</text:p>
          </table:table-cell>
          <table:table-cell table:formula="of:=MIN([.B12:.D12])" office:value-type="float" office:value="112732" calcext:value-type="float">
            <text:p>112732</text:p>
          </table:table-cell>
          <table:table-cell table:formula="of:=MAX([.B12:.D12])" office:value-type="float" office:value="113807" calcext:value-type="float">
            <text:p>113807</text:p>
          </table:table-cell>
        </table:table-row>
        <table:table-row table:style-name="ro1" table:number-rows-repeated="23">
          <table:table-cell table:number-columns-repeated="8"/>
        </table:table-row>
        <table:table-row table:style-name="ro1">
          <table:table-cell office:value-type="string" calcext:value-type="string">
            <text:p>% of swap</text:p>
          </table:table-cell>
          <table:table-cell office:value-type="string" calcext:value-type="string">
            <text:p>Objective Value 1</text:p>
          </table:table-cell>
          <table:table-cell office:value-type="string" calcext:value-type="string">
            <text:p>Objective Value 2</text:p>
          </table:table-cell>
          <table:table-cell office:value-type="string" calcext:value-type="string">
            <text:p>Objective Value 3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percentage" office:value="0" calcext:value-type="percentage">
            <text:p>0,00 %</text:p>
          </table:table-cell>
          <table:table-cell office:value-type="float" office:value="113213" calcext:value-type="float">
            <text:p>113213</text:p>
          </table:table-cell>
          <table:table-cell office:value-type="float" office:value="112659" calcext:value-type="float">
            <text:p>112659</text:p>
          </table:table-cell>
          <table:table-cell office:value-type="float" office:value="108915" calcext:value-type="float">
            <text:p>108915</text:p>
          </table:table-cell>
          <table:table-cell table:formula="of:=([.D37]+[.B37]+[.C37])/3" office:value-type="float" office:value="111595.666666667" calcext:value-type="float">
            <text:p>111595,666666667</text:p>
          </table:table-cell>
          <table:table-cell table:formula="of:=STDEV([.B37:.D37])" office:value-type="float" office:value="2337.9925862443" calcext:value-type="float">
            <text:p>2337,9925862443</text:p>
          </table:table-cell>
          <table:table-cell table:formula="of:=MIN([.B37:.D37])" office:value-type="float" office:value="108915" calcext:value-type="float">
            <text:p>108915</text:p>
          </table:table-cell>
          <table:table-cell table:formula="of:=MAX([.B37:.D37])" office:value-type="float" office:value="113213" calcext:value-type="float">
            <text:p>113213</text:p>
          </table:table-cell>
        </table:table-row>
        <table:table-row table:style-name="ro1">
          <table:table-cell table:style-name="ce1" office:value-type="percentage" office:value="0.1" calcext:value-type="percentage">
            <text:p>10,00 %</text:p>
          </table:table-cell>
          <table:table-cell office:value-type="float" office:value="111818" calcext:value-type="float">
            <text:p>111818</text:p>
          </table:table-cell>
          <table:table-cell office:value-type="float" office:value="112748" calcext:value-type="float">
            <text:p>112748</text:p>
          </table:table-cell>
          <table:table-cell office:value-type="float" office:value="114131" calcext:value-type="float">
            <text:p>114131</text:p>
          </table:table-cell>
          <table:table-cell table:formula="of:=([.D38]+[.B38]+[.C38])/3" office:value-type="float" office:value="112899" calcext:value-type="float">
            <text:p>112899</text:p>
          </table:table-cell>
          <table:table-cell table:formula="of:=STDEV([.B38:.D38])" office:value-type="float" office:value="1163.86983808328" calcext:value-type="float">
            <text:p>1163,86983808328</text:p>
          </table:table-cell>
          <table:table-cell table:formula="of:=MIN([.B38:.D38])" office:value-type="float" office:value="111818" calcext:value-type="float">
            <text:p>111818</text:p>
          </table:table-cell>
          <table:table-cell table:formula="of:=MAX([.B38:.D38])" office:value-type="float" office:value="114131" calcext:value-type="float">
            <text:p>114131</text:p>
          </table:table-cell>
        </table:table-row>
        <table:table-row table:style-name="ro1">
          <table:table-cell table:style-name="ce1" office:value-type="percentage" office:value="0.2" calcext:value-type="percentage">
            <text:p>20,00 %</text:p>
          </table:table-cell>
          <table:table-cell office:value-type="float" office:value="111552" calcext:value-type="float">
            <text:p>111552</text:p>
          </table:table-cell>
          <table:table-cell office:value-type="float" office:value="115611" calcext:value-type="float">
            <text:p>115611</text:p>
          </table:table-cell>
          <table:table-cell office:value-type="float" office:value="114209" calcext:value-type="float">
            <text:p>114209</text:p>
          </table:table-cell>
          <table:table-cell table:formula="of:=([.D39]+[.B39]+[.C39])/3" office:value-type="float" office:value="113790.666666667" calcext:value-type="float">
            <text:p>113790,666666667</text:p>
          </table:table-cell>
          <table:table-cell table:formula="of:=STDEV([.B39:.D39])" office:value-type="float" office:value="2061.58248278679" calcext:value-type="float">
            <text:p>2061,58248278679</text:p>
          </table:table-cell>
          <table:table-cell table:formula="of:=MIN([.B39:.D39])" office:value-type="float" office:value="111552" calcext:value-type="float">
            <text:p>111552</text:p>
          </table:table-cell>
          <table:table-cell table:formula="of:=MAX([.B39:.D39])" office:value-type="float" office:value="115611" calcext:value-type="float">
            <text:p>115611</text:p>
          </table:table-cell>
        </table:table-row>
        <table:table-row table:style-name="ro1">
          <table:table-cell table:style-name="ce1" office:value-type="percentage" office:value="0.3" calcext:value-type="percentage">
            <text:p>30,00 %</text:p>
          </table:table-cell>
          <table:table-cell office:value-type="float" office:value="113143" calcext:value-type="float">
            <text:p>113143</text:p>
          </table:table-cell>
          <table:table-cell office:value-type="float" office:value="111843" calcext:value-type="float">
            <text:p>111843</text:p>
          </table:table-cell>
          <table:table-cell office:value-type="float" office:value="114508" calcext:value-type="float">
            <text:p>114508</text:p>
          </table:table-cell>
          <table:table-cell table:formula="of:=([.D40]+[.B40]+[.C40])/3" office:value-type="float" office:value="113164.666666667" calcext:value-type="float">
            <text:p>113164,666666667</text:p>
          </table:table-cell>
          <table:table-cell table:formula="of:=STDEV([.B40:.D40])" office:value-type="float" office:value="1332.63210727242" calcext:value-type="float">
            <text:p>1332,63210727242</text:p>
          </table:table-cell>
          <table:table-cell table:formula="of:=MIN([.B40:.D40])" office:value-type="float" office:value="111843" calcext:value-type="float">
            <text:p>111843</text:p>
          </table:table-cell>
          <table:table-cell table:formula="of:=MAX([.B40:.D40])" office:value-type="float" office:value="114508" calcext:value-type="float">
            <text:p>114508</text:p>
          </table:table-cell>
        </table:table-row>
        <table:table-row table:style-name="ro1">
          <table:table-cell table:style-name="ce1" office:value-type="percentage" office:value="0.4" calcext:value-type="percentage">
            <text:p>40,00 %</text:p>
          </table:table-cell>
          <table:table-cell office:value-type="float" office:value="112774" calcext:value-type="float">
            <text:p>112774</text:p>
          </table:table-cell>
          <table:table-cell office:value-type="float" office:value="116256" calcext:value-type="float">
            <text:p>116256</text:p>
          </table:table-cell>
          <table:table-cell office:value-type="float" office:value="115106" calcext:value-type="float">
            <text:p>115106</text:p>
          </table:table-cell>
          <table:table-cell table:formula="of:=([.D41]+[.B41]+[.C41])/3" office:value-type="float" office:value="114712" calcext:value-type="float">
            <text:p>114712</text:p>
          </table:table-cell>
          <table:table-cell table:formula="of:=STDEV([.B41:.D41])" office:value-type="float" office:value="1774.12175455914" calcext:value-type="float">
            <text:p>1774,12175455914</text:p>
          </table:table-cell>
          <table:table-cell table:formula="of:=MIN([.B41:.D41])" office:value-type="float" office:value="112774" calcext:value-type="float">
            <text:p>112774</text:p>
          </table:table-cell>
          <table:table-cell table:formula="of:=MAX([.B41:.D41])" office:value-type="float" office:value="116256" calcext:value-type="float">
            <text:p>116256</text:p>
          </table:table-cell>
        </table:table-row>
        <table:table-row table:style-name="ro1">
          <table:table-cell table:style-name="ce1" office:value-type="percentage" office:value="0.5" calcext:value-type="percentage">
            <text:p>50,00 %</text:p>
          </table:table-cell>
          <table:table-cell office:value-type="float" office:value="114958" calcext:value-type="float">
            <text:p>114958</text:p>
          </table:table-cell>
          <table:table-cell office:value-type="float" office:value="111600" calcext:value-type="float">
            <text:p>111600</text:p>
          </table:table-cell>
          <table:table-cell office:value-type="float" office:value="116355" calcext:value-type="float">
            <text:p>116355</text:p>
          </table:table-cell>
          <table:table-cell table:formula="of:=([.D42]+[.B42]+[.C42])/3" office:value-type="float" office:value="114304.333333333" calcext:value-type="float">
            <text:p>114304,333333333</text:p>
          </table:table-cell>
          <table:table-cell table:formula="of:=STDEV([.B42:.D42])" office:value-type="float" office:value="2443.96528889699" calcext:value-type="float">
            <text:p>2443,96528889699</text:p>
          </table:table-cell>
          <table:table-cell table:formula="of:=MIN([.B42:.D42])" office:value-type="float" office:value="111600" calcext:value-type="float">
            <text:p>111600</text:p>
          </table:table-cell>
          <table:table-cell table:formula="of:=MAX([.B42:.D42])" office:value-type="float" office:value="116355" calcext:value-type="float">
            <text:p>116355</text:p>
          </table:table-cell>
        </table:table-row>
        <table:table-row table:style-name="ro1">
          <table:table-cell table:style-name="ce1" office:value-type="percentage" office:value="0.6" calcext:value-type="percentage">
            <text:p>60,00 %</text:p>
          </table:table-cell>
          <table:table-cell office:value-type="float" office:value="115041" calcext:value-type="float">
            <text:p>115041</text:p>
          </table:table-cell>
          <table:table-cell office:value-type="float" office:value="114818" calcext:value-type="float">
            <text:p>114818</text:p>
          </table:table-cell>
          <table:table-cell office:value-type="float" office:value="114147" calcext:value-type="float">
            <text:p>114147</text:p>
          </table:table-cell>
          <table:table-cell table:formula="of:=([.D43]+[.B43]+[.C43])/3" office:value-type="float" office:value="114668.666666667" calcext:value-type="float">
            <text:p>114668,666666667</text:p>
          </table:table-cell>
          <table:table-cell table:formula="of:=STDEV([.B43:.D43])" office:value-type="float" office:value="465.332497611475" calcext:value-type="float">
            <text:p>465,332497611475</text:p>
          </table:table-cell>
          <table:table-cell table:formula="of:=MIN([.B43:.D43])" office:value-type="float" office:value="114147" calcext:value-type="float">
            <text:p>114147</text:p>
          </table:table-cell>
          <table:table-cell table:formula="of:=MAX([.B43:.D43])" office:value-type="float" office:value="115041" calcext:value-type="float">
            <text:p>115041</text:p>
          </table:table-cell>
        </table:table-row>
        <table:table-row table:style-name="ro1">
          <table:table-cell table:style-name="ce1" office:value-type="percentage" office:value="0.7" calcext:value-type="percentage">
            <text:p>70,00 %</text:p>
          </table:table-cell>
          <table:table-cell office:value-type="float" office:value="113738" calcext:value-type="float">
            <text:p>113738</text:p>
          </table:table-cell>
          <table:table-cell office:value-type="float" office:value="116457" calcext:value-type="float">
            <text:p>116457</text:p>
          </table:table-cell>
          <table:table-cell office:value-type="float" office:value="114977" calcext:value-type="float">
            <text:p>114977</text:p>
          </table:table-cell>
          <table:table-cell table:formula="of:=([.D44]+[.B44]+[.C44])/3" office:value-type="float" office:value="115057.333333333" calcext:value-type="float">
            <text:p>115057,333333333</text:p>
          </table:table-cell>
          <table:table-cell table:formula="of:=STDEV([.B44:.D44])" office:value-type="float" office:value="1361.27893296463" calcext:value-type="float">
            <text:p>1361,27893296463</text:p>
          </table:table-cell>
          <table:table-cell table:formula="of:=MIN([.B44:.D44])" office:value-type="float" office:value="113738" calcext:value-type="float">
            <text:p>113738</text:p>
          </table:table-cell>
          <table:table-cell table:formula="of:=MAX([.B44:.D44])" office:value-type="float" office:value="116457" calcext:value-type="float">
            <text:p>116457</text:p>
          </table:table-cell>
        </table:table-row>
        <table:table-row table:style-name="ro1">
          <table:table-cell table:style-name="ce1" office:value-type="percentage" office:value="0.8" calcext:value-type="percentage">
            <text:p>80,00 %</text:p>
          </table:table-cell>
          <table:table-cell office:value-type="float" office:value="115897" calcext:value-type="float">
            <text:p>115897</text:p>
          </table:table-cell>
          <table:table-cell office:value-type="float" office:value="114613" calcext:value-type="float">
            <text:p>114613</text:p>
          </table:table-cell>
          <table:table-cell office:value-type="float" office:value="116263" calcext:value-type="float">
            <text:p>116263</text:p>
          </table:table-cell>
          <table:table-cell table:formula="of:=([.D45]+[.B45]+[.C45])/3" office:value-type="float" office:value="115591" calcext:value-type="float">
            <text:p>115591</text:p>
          </table:table-cell>
          <table:table-cell table:formula="of:=STDEV([.B45:.D45])" office:value-type="float" office:value="866.517166592792" calcext:value-type="float">
            <text:p>866,517166592792</text:p>
          </table:table-cell>
          <table:table-cell table:formula="of:=MIN([.B45:.D45])" office:value-type="float" office:value="114613" calcext:value-type="float">
            <text:p>114613</text:p>
          </table:table-cell>
          <table:table-cell table:formula="of:=MAX([.B45:.D45])" office:value-type="float" office:value="116263" calcext:value-type="float">
            <text:p>116263</text:p>
          </table:table-cell>
        </table:table-row>
        <table:table-row table:style-name="ro1">
          <table:table-cell table:style-name="ce1" office:value-type="percentage" office:value="0.9" calcext:value-type="percentage">
            <text:p>90,00 %</text:p>
          </table:table-cell>
          <table:table-cell office:value-type="float" office:value="117600" calcext:value-type="float">
            <text:p>117600</text:p>
          </table:table-cell>
          <table:table-cell office:value-type="float" office:value="117184" calcext:value-type="float">
            <text:p>117184</text:p>
          </table:table-cell>
          <table:table-cell office:value-type="float" office:value="117767" calcext:value-type="float">
            <text:p>117767</text:p>
          </table:table-cell>
          <table:table-cell table:formula="of:=([.D46]+[.B46]+[.C46])/3" office:value-type="float" office:value="117517" calcext:value-type="float">
            <text:p>117517</text:p>
          </table:table-cell>
          <table:table-cell table:formula="of:=STDEV([.B46:.D46])" office:value-type="float" office:value="300.231577286601" calcext:value-type="float">
            <text:p>300,231577286601</text:p>
          </table:table-cell>
          <table:table-cell table:formula="of:=MIN([.B46:.D46])" office:value-type="float" office:value="117184" calcext:value-type="float">
            <text:p>117184</text:p>
          </table:table-cell>
          <table:table-cell table:formula="of:=MAX([.B46:.D46])" office:value-type="float" office:value="117767" calcext:value-type="float">
            <text:p>117767</text:p>
          </table:table-cell>
        </table:table-row>
        <table:table-row table:style-name="ro1">
          <table:table-cell table:style-name="ce1" office:value-type="percentage" office:value="1" calcext:value-type="percentage">
            <text:p>100,00 %</text:p>
          </table:table-cell>
          <table:table-cell office:value-type="float" office:value="115176" calcext:value-type="float">
            <text:p>115176</text:p>
          </table:table-cell>
          <table:table-cell office:value-type="float" office:value="115228" calcext:value-type="float">
            <text:p>115228</text:p>
          </table:table-cell>
          <table:table-cell office:value-type="float" office:value="116551" calcext:value-type="float">
            <text:p>116551</text:p>
          </table:table-cell>
          <table:table-cell table:formula="of:=([.D47]+[.B47]+[.C47])/3" office:value-type="float" office:value="115651.666666667" calcext:value-type="float">
            <text:p>115651,666666667</text:p>
          </table:table-cell>
          <table:table-cell table:formula="of:=STDEV([.B47:.D47])" office:value-type="float" office:value="779.279367963334" calcext:value-type="float">
            <text:p>779,279367963334</text:p>
          </table:table-cell>
          <table:table-cell table:formula="of:=MIN([.B47:.D47])" office:value-type="float" office:value="115176" calcext:value-type="float">
            <text:p>115176</text:p>
          </table:table-cell>
          <table:table-cell table:formula="of:=MAX([.B47:.D47])" office:value-type="float" office:value="116551" calcext:value-type="float">
            <text:p>116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iberation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43:50.207466007</meta:creation-date>
    <dc:date>2018-10-24T17:32:49.852118346</dc:date>
    <meta:editing-duration>PT28M38S</meta:editing-duration>
    <meta:editing-cycles>5</meta:editing-cycles>
    <meta:generator>LibreOffice/6.0.6.2$Linux_X86_64 LibreOffice_project/00m0$Build-2</meta:generator>
    <meta:document-statistic meta:table-count="1" meta:cell-count="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66cm" svg:height="9cm" xlink:href=".." xlink:type="simple" chart:class="chart:scatter" chart:style-name="ch1">
        <chart:title svg:x="2.799cm" svg:y="0.316cm" chart:style-name="ch2">
          <text:p>% of direct copy (vs PMX) on lin318 with dumb heuristic and 100% 2-opt in 5sec</text:p>
        </chart:title>
        <chart:legend chart:legend-position="end" svg:x="19.475cm" svg:y="3.703cm" style:legend-expansion="high" chart:style-name="ch3"/>
        <chart:plot-area chart:style-name="ch4" table:cell-range-address="Sheet1.A1:Sheet1.A12 Sheet1.E1:Sheet1.E12 Sheet1.G1:Sheet1.H12" chart:data-source-has-labels="row" svg:x="1.444cm" svg:y="1.275cm" svg:width="17.598cm" svg:height="6.564cm">
          <chartooo:coordinate-region svg:x="2.806cm" svg:y="1.475cm" svg:width="15.507cm" svg:height="5.718cm"/>
          <chart:axis chart:dimension="x" chart:name="primary-x" chart:style-name="ch5">
            <chart:title svg:x="8.36cm" svg:y="8.019cm" chart:style-name="ch6">
              <text:p>% of direct copy (vs PMX)</text:p>
            </chart:title>
          </chart:axis>
          <chart:axis chart:dimension="y" chart:name="primary-y" chart:style-name="ch7">
            <chart:title svg:x="0.451cm" svg:y="5.726cm" chart:style-name="ch8">
              <text:p>Objective value</text:p>
            </chart:title>
            <chart:grid chart:style-name="ch9" chart:class="major"/>
          </chart:axis>
          <chart:series chart:style-name="ch10" chart:values-cell-range-address="Sheet1.E2:Sheet1.E12" chart:label-cell-address="Sheet1.E1:Sheet1.E1" chart:class="chart:scatter">
            <chart:domain table:cell-range-address="Sheet1.A2:Sheet1.A12"/>
            <chart:data-point chart:repeated="11"/>
          </chart:series>
          <chart:series chart:style-name="ch11" chart:values-cell-range-address="Sheet1.G2:Sheet1.G12" chart:label-cell-address="Sheet1.G1:Sheet1.G1" chart:class="chart:scatter">
            <chart:data-point chart:repeated="11"/>
          </chart:series>
          <chart:series chart:style-name="ch12" chart:values-cell-range-address="Sheet1.H2:Sheet1.H12" chart:label-cell-address="Sheet1.H1:Sheet1.H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</text:p>
                <draw:g>
                  <svg:desc>Sheet1.E1:Sheet1.E1</svg:desc>
                </draw:g>
              </table:table-cell>
              <table:table-cell office:value-type="string">
                <text:p>Min</text:p>
                <draw:g>
                  <svg:desc>Sheet1.G1:Sheet1.G1</svg:desc>
                </draw:g>
              </table:table-cell>
              <table:table-cell office:value-type="string">
                <text:p>Max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116117.333333333">
                <text:p>116117.333333333</text:p>
                <draw:g>
                  <svg:desc>Sheet1.E2:Sheet1.E12</svg:desc>
                </draw:g>
              </table:table-cell>
              <table:table-cell office:value-type="float" office:value="115141">
                <text:p>115141</text:p>
                <draw:g>
                  <svg:desc>Sheet1.G2:Sheet1.G12</svg:desc>
                </draw:g>
              </table:table-cell>
              <table:table-cell office:value-type="float" office:value="116952">
                <text:p>116952</text:p>
                <draw:g>
                  <svg:desc>Sheet1.H2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14190">
                <text:p>114190</text:p>
              </table:table-cell>
              <table:table-cell office:value-type="float" office:value="112783">
                <text:p>112783</text:p>
              </table:table-cell>
              <table:table-cell office:value-type="float" office:value="115334">
                <text:p>115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5164">
                <text:p>115164</text:p>
              </table:table-cell>
              <table:table-cell office:value-type="float" office:value="113193">
                <text:p>113193</text:p>
              </table:table-cell>
              <table:table-cell office:value-type="float" office:value="116669">
                <text:p>116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15940.666666667">
                <text:p>115940.666666667</text:p>
              </table:table-cell>
              <table:table-cell office:value-type="float" office:value="112453">
                <text:p>112453</text:p>
              </table:table-cell>
              <table:table-cell office:value-type="float" office:value="118008">
                <text:p>118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15903">
                <text:p>115903</text:p>
              </table:table-cell>
              <table:table-cell office:value-type="float" office:value="115779">
                <text:p>115779</text:p>
              </table:table-cell>
              <table:table-cell office:value-type="float" office:value="116100">
                <text:p>116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13793.666666667">
                <text:p>113793.666666667</text:p>
              </table:table-cell>
              <table:table-cell office:value-type="float" office:value="112588">
                <text:p>112588</text:p>
              </table:table-cell>
              <table:table-cell office:value-type="float" office:value="115188">
                <text:p>115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13849">
                <text:p>113849</text:p>
              </table:table-cell>
              <table:table-cell office:value-type="float" office:value="111725">
                <text:p>111725</text:p>
              </table:table-cell>
              <table:table-cell office:value-type="float" office:value="116732">
                <text:p>116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14464.666666667">
                <text:p>114464.666666667</text:p>
              </table:table-cell>
              <table:table-cell office:value-type="float" office:value="113966">
                <text:p>113966</text:p>
              </table:table-cell>
              <table:table-cell office:value-type="float" office:value="115204">
                <text:p>115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14234">
                <text:p>114234</text:p>
              </table:table-cell>
              <table:table-cell office:value-type="float" office:value="113109">
                <text:p>113109</text:p>
              </table:table-cell>
              <table:table-cell office:value-type="float" office:value="115115">
                <text:p>115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14630.333333333">
                <text:p>114630.333333333</text:p>
              </table:table-cell>
              <table:table-cell office:value-type="float" office:value="112812">
                <text:p>112812</text:p>
              </table:table-cell>
              <table:table-cell office:value-type="float" office:value="115622">
                <text:p>115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3160.333333333">
                <text:p>113160.333333333</text:p>
              </table:table-cell>
              <table:table-cell office:value-type="float" office:value="112732">
                <text:p>112732</text:p>
              </table:table-cell>
              <table:table-cell office:value-type="float" office:value="113807">
                <text:p>113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9cm" svg:height="9cm" xlink:href=".." xlink:type="simple" chart:class="chart:scatter" chart:style-name="ch1">
        <chart:title svg:x="2.621cm" svg:y="0.316cm" chart:style-name="ch2">
          <text:p>% of swap (vs 2-opt) on lin318 with dumb heuristic and 100% direct copy in 5sec</text:p>
        </chart:title>
        <chart:legend chart:legend-position="end" svg:x="19.199cm" svg:y="3.703cm" style:legend-expansion="high" chart:style-name="ch3"/>
        <chart:plot-area chart:style-name="ch4" table:cell-range-address="Sheet1.A36:Sheet1.A47 Sheet1.E36:Sheet1.E47 Sheet1.G36:Sheet1.H47" chart:data-source-has-labels="row" svg:x="1.438cm" svg:y="1.275cm" svg:width="17.334cm" svg:height="6.564cm">
          <chartooo:coordinate-region svg:x="2.8cm" svg:y="1.474cm" svg:width="15.243cm" svg:height="5.718cm"/>
          <chart:axis chart:dimension="x" chart:name="primary-x" chart:style-name="ch5">
            <chart:title svg:x="8.593cm" svg:y="8.019cm" chart:style-name="ch6">
              <text:p>% of swap (vs 2-opt)</text:p>
            </chart:title>
          </chart:axis>
          <chart:axis chart:dimension="y" chart:name="primary-y" chart:style-name="ch7">
            <chart:title svg:x="0.451cm" svg:y="5.726cm" chart:style-name="ch8">
              <text:p>Objective value</text:p>
            </chart:title>
            <chart:grid chart:style-name="ch9" chart:class="major"/>
          </chart:axis>
          <chart:series chart:style-name="ch10" chart:values-cell-range-address="Sheet1.E37:Sheet1.E47" chart:label-cell-address="Sheet1.E36:Sheet1.E36" chart:class="chart:scatter">
            <chart:domain table:cell-range-address="Sheet1.A37:Sheet1.A47"/>
            <chart:data-point chart:repeated="11"/>
          </chart:series>
          <chart:series chart:style-name="ch11" chart:values-cell-range-address="Sheet1.G37:Sheet1.G47" chart:label-cell-address="Sheet1.G36:Sheet1.G36" chart:class="chart:scatter">
            <chart:data-point chart:repeated="11"/>
          </chart:series>
          <chart:series chart:style-name="ch12" chart:values-cell-range-address="Sheet1.H37:Sheet1.H47" chart:label-cell-address="Sheet1.H36:Sheet1.H36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</text:p>
                <draw:g>
                  <svg:desc>Sheet1.E36:Sheet1.E36</svg:desc>
                </draw:g>
              </table:table-cell>
              <table:table-cell office:value-type="string">
                <text:p>Min</text:p>
                <draw:g>
                  <svg:desc>Sheet1.G36:Sheet1.G36</svg:desc>
                </draw:g>
              </table:table-cell>
              <table:table-cell office:value-type="string">
                <text:p>Max</text:p>
                <draw:g>
                  <svg:desc>Sheet1.H36:Sheet1.H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7:Sheet1.A47</svg:desc>
                </draw:g>
              </table:table-cell>
              <table:table-cell office:value-type="float" office:value="111595.666666667">
                <text:p>111595.666666667</text:p>
                <draw:g>
                  <svg:desc>Sheet1.E37:Sheet1.E47</svg:desc>
                </draw:g>
              </table:table-cell>
              <table:table-cell office:value-type="float" office:value="108915">
                <text:p>108915</text:p>
                <draw:g>
                  <svg:desc>Sheet1.G37:Sheet1.G47</svg:desc>
                </draw:g>
              </table:table-cell>
              <table:table-cell office:value-type="float" office:value="113213">
                <text:p>113213</text:p>
                <draw:g>
                  <svg:desc>Sheet1.H37:Sheet1.H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12899">
                <text:p>112899</text:p>
              </table:table-cell>
              <table:table-cell office:value-type="float" office:value="111818">
                <text:p>111818</text:p>
              </table:table-cell>
              <table:table-cell office:value-type="float" office:value="114131">
                <text:p>114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3790.666666667">
                <text:p>113790.666666667</text:p>
              </table:table-cell>
              <table:table-cell office:value-type="float" office:value="111552">
                <text:p>111552</text:p>
              </table:table-cell>
              <table:table-cell office:value-type="float" office:value="115611">
                <text:p>115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13164.666666667">
                <text:p>113164.666666667</text:p>
              </table:table-cell>
              <table:table-cell office:value-type="float" office:value="111843">
                <text:p>111843</text:p>
              </table:table-cell>
              <table:table-cell office:value-type="float" office:value="114508">
                <text:p>114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14712">
                <text:p>114712</text:p>
              </table:table-cell>
              <table:table-cell office:value-type="float" office:value="112774">
                <text:p>112774</text:p>
              </table:table-cell>
              <table:table-cell office:value-type="float" office:value="116256">
                <text:p>116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14304.333333333">
                <text:p>114304.333333333</text:p>
              </table:table-cell>
              <table:table-cell office:value-type="float" office:value="111600">
                <text:p>111600</text:p>
              </table:table-cell>
              <table:table-cell office:value-type="float" office:value="116355">
                <text:p>116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14668.666666667">
                <text:p>114668.666666667</text:p>
              </table:table-cell>
              <table:table-cell office:value-type="float" office:value="114147">
                <text:p>114147</text:p>
              </table:table-cell>
              <table:table-cell office:value-type="float" office:value="115041">
                <text:p>115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15057.333333333">
                <text:p>115057.333333333</text:p>
              </table:table-cell>
              <table:table-cell office:value-type="float" office:value="113738">
                <text:p>113738</text:p>
              </table:table-cell>
              <table:table-cell office:value-type="float" office:value="116457">
                <text:p>11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15591">
                <text:p>115591</text:p>
              </table:table-cell>
              <table:table-cell office:value-type="float" office:value="114613">
                <text:p>114613</text:p>
              </table:table-cell>
              <table:table-cell office:value-type="float" office:value="116263">
                <text:p>116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17517">
                <text:p>117517</text:p>
              </table:table-cell>
              <table:table-cell office:value-type="float" office:value="117184">
                <text:p>117184</text:p>
              </table:table-cell>
              <table:table-cell office:value-type="float" office:value="117767">
                <text:p>11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5651.666666667">
                <text:p>115651.666666667</text:p>
              </table:table-cell>
              <table:table-cell office:value-type="float" office:value="115176">
                <text:p>115176</text:p>
              </table:table-cell>
              <table:table-cell office:value-type="float" office:value="116551">
                <text:p>1165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